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line-through-style="solid" style:text-position="0% 100%"/>
    </style:style>
    <style:style style:name="T5" style:family="text">
      <style:text-properties style:text-line-through-style="solid" style:text-position="0% 100%" style:text-underline-style="none"/>
    </style:style>
    <style:style style:name="T6" style:family="text">
      <style:text-properties style:text-line-through-style="none" style:text-position="0% 100%"/>
    </style:style>
    <style:style style:name="T7" style:family="text">
      <style:text-properties style:text-line-through-style="none" style:text-position="0% 100%" style:text-underline-style="solid" style:text-underline-width="auto" style:text-underline-color="font-color"/>
    </style:style>
    <style:style style:name="T8" style:family="text">
      <style:text-properties style:text-line-through-style="none"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2_13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[1878?]</text:p>
      <text:p text:style-name="P2">Month<text:tab/><text:tab/><text:tab/><text:tab/><text:tab/><text:tab/></text:p>
      <text:p text:style-name="P2">Year<text:tab/><text:tab/><text:tab/><text:tab/><text:tab/><text:tab/>[1878?]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Congregation Mikveh Israel (Philadelphia, Pa.); Anniversarie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<text:soft-page-break/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On the 18<text:span text:style-name="T2">th</text:span><text:span text:style-name="T3"> anniversary of/</text:span></text:p>
      <text:p text:style-name="P7"><text:span text:style-name="T3">the 7</text:span><text:span text:style-name="T2">th</text:span><text:span text:style-name="T3"> st Synagogue./</text:span></text:p>
      <text:p text:style-name="P7"><text:span text:style-name="T3"/></text:p>
      <text:p text:style-name="P6"><text:span text:style-name="T3">[Page 1]</text:span></text:p>
      <text:p text:style-name="P6"><text:span text:style-name="T3">Eighteen years have almost changed the looks of our/ venerable Congregation. <text:s/>Many who constituted it earlier/ than at that period, in which </text:span><text:span text:style-name="T4">we consecrated</text:span><text:span text:style-name="T6"> was consecrated this house,/ have gone to their lasting reward,--and we have had cause/ to deplore the departure--, while many whom we did not/ know then, form now our principal number. <text:s/>The/ descendants of the men and women who worshipped[sic!] in the/ days of old at the Synagogue, which stood upon the same/ spot very nearly four scores of years, can be easily counted.</text:span><text:span text:style-name="T4">,</text:span><text:span text:style-name="T6">/ </text:span><text:span text:style-name="T4">and</text:span><text:span text:style-name="T6"> We may be thankful indeed </text:span><text:span text:style-name="T4">on</text:span><text:span text:style-name="T6"> seeing the glowing degeneracy, that </text:span><text:span text:style-name="T7">any</text:span><text:span text:style-name="T8"> representatives/ of the families who gave stability to the service of Israel's God/ in Philadelphia, </text:span><text:span text:style-name="T5">still</text:span><text:span text:style-name="T8"> contribute yet to carry it on./ <text:s/></text:span><text:span text:style-name="T5">But</text:span><text:span text:style-name="T8"> However, the bulk of its supporters, and--what is more to/ the purpose--of its attendants, does not belong to the/ original stock. <text:s/>It is a foreign element of a compa-/-ratively recent creation. <text:s/>To that new infusion/ we mainly owe the preserving of this sacred insti-/-tution from a gradual decay. <text:s/>I mean to the accession/ received from time to time of Israelites, unaccustomed/ to the Sephardic Minhag./</text:span></text:p>
      <text:p text:style-name="P6"><text:span text:style-name="T8"/></text:p>
      <text:p text:style-name="P6"><text:span text:style-name="T8">[Page 2]</text:span></text:p>
      <text:p text:style-name="P6"><text:span text:style-name="T8">It will be remembered that just as we determined/ to remove to a more fitting edifice--the raising/ of </text:span><text:soft-page-break/><text:span text:style-name="T8">which burdened us with a debt still unliquidated--,/ an uncalled for division took place, thinning our ranks./ <text:s/>To that melancholy occurrence, was superadded soon/ after the civil war between two sections of this coun-/-try, </text:span><text:span text:style-name="T5">and</text:span><text:span text:style-name="T8"> which, taxing the resources of the people,/ reduced our revenue. <text:s/>But we must record with/ gratification,--as a bright page in our history--, that/ through those reverses, and through the violent pres-/-sure brought against us by </text:span><text:span text:style-name="T5">the actual</text:span><text:span text:style-name="T8"> unauthorized changes </text:span><text:span text:style-name="T5">[?]</text:span><text:span text:style-name="T8">/ in the ritual, and the government of the Synagogue radical and otherwise, our brethren, who joined us/ since we entered this building, have, with scarcely/ any exception worth mentioning, kept attached to/ our Synagogue. <text:s/>And we may chronicle </text:span><text:span text:style-name="T5">likewise</text:span><text:span text:style-name="T8"> also/ </text:span><text:span text:style-name="T5">with unfeigned satisfaction that we finally welcomed</text:span><text:span text:style-name="T8"> that our adherence to principles afforded us at length/ </text:span><text:span text:style-name="T5">back to it our holy courts</text:span><text:span text:style-name="T8"> the great satisfaction of welcoming back again into/ our holy courts, some who had left the, not from/ any feelings of hostility, but from motives of per-/-sonal regard to one who had labored diligently/ in defence[sic!] of Judaism. <text:s/>Let us be grateful, and/ express our inward sentiments before God upon this eighteenth an-/-niversary of our new Synagogue./</text:span></text:p>
      <text:p text:style-name="P6"><text:span text:style-name="T8"/></text:p>
      <text:p text:style-name="P6"><text:span text:style-name="T8">[Page 3]</text:span></text:p>
      <text:p text:style-name="P6"><text:span text:style-name="T8">The Lord who does not forsake those who confide in/ Him in truth, raised deliverers to prevent our hallowed/ structure from becoming a solitude, for want of worship-/-pers in the manner of old. <text:s/>Therein have His praises/ continued to resound, and that not only at distant inter-/-vals, but with greater frequency than where innova-/-tions of various kinds </text:span><text:span text:style-name="T5">have been</text:span><text:span text:style-name="T8"> are periodically offered to/ attract </text:span><text:span text:style-name="T5">a</text:span><text:span text:style-name="T8"> multytudes[sic!]. <text:s/>The foreign element in/ our midst has been mostly conservative. <text:s/>It has preferred/ the simplicity of the fathers to the extravagant no-/-tions of the children, ruinous in their consequences, and/ not at all </text:span><text:span text:style-name="T5">well</text:span><text:span text:style-name="T8"> accompanied with </text:span><text:span text:style-name="T5">any</text:span><text:span text:style-name="T8"> a deeper reverence for religion./ <text:s/>Even if the service rendered here, did not accord in all its/ parts with the </text:span><text:span text:style-name="T5">general want</text:span><text:span text:style-name="T8"> ideas entertained, still a sensible opposi-/-tion to capricious alterations, commended the retention of/ the entire form to the mind of the majority. <text:s/>In/ the absence of emendations carrying upon their face/ the </text:span><text:span text:style-name="T5">impress</text:span><text:span text:style-name="T8"> sanction of a rightly constituted ecclesiastical </text:span><text:span text:style-name="T5">authority</text:span><text:span text:style-name="T8"> synod, the attendants/ submitted to that which may not </text:span><text:span text:style-name="T5">altogether</text:span><text:span text:style-name="T8"> have/ been </text:span><text:span text:style-name="T5">according</text:span><text:span text:style-name="T8"> altogether to their liking./</text:span></text:p>
      <text:p text:style-name="P6"><text:span text:style-name="T8"/></text:p>
      <text:p text:style-name="P6"><text:span text:style-name="T8">[Page 4]</text:span></text:p>
      <text:p text:style-name="P6"><text:span text:style-name="T8">But there is an emendation upon the acceptance of/ which my brethren,--both the last comers, and the ori-/-ginal worshippers[sic!] should have insisted. <text:s/>It is in the/ </text:span><text:span text:style-name="T5">way</text:span><text:span text:style-name="T8"> style of chanting our prayers. <text:s/>For, by the admission/ of all who have any sense of harmony in their nature,/ our system, or rather our lack of system militates against/ the interests of orthodoxy. <text:s/>How can musically trained/ youths join with any spiritual gratification in psalmody/ discordantly sung? <text:s/>Will they not prefer a short litur-/-gy, the melody of which affects pleasantly, to a long/ one which assumes the shape of a vocal strife, of a/ rivalry among some determined to be heard the loudest/ and the last? <text:s/>Understand, the question at issue is not/ about </text:span><text:span text:style-name="T5">inviting persons by</text:span><text:span text:style-name="T8"> increasing </text:span><text:span text:style-name="T5">outsiders</text:span><text:span text:style-name="T8"> our number by the allurement of operatic strains, but about/ retaining </text:span><text:span text:style-name="T5">of</text:span><text:span text:style-name="T8"> our own by avoiding disagreeable impressions./ <text:s/>I have had occasion recently to observe in </text:span><text:span text:style-name="T5">another</text:span><text:span text:style-name="T8"> a neighboring city/ the recitation method. <text:s/>The reader alone rehearsing/ the psalms in a slow and measured tone; the con-/-gregation following inaudibly. <text:s/>To me it sounded/ monotonous I judged it also fatiguing </text:span><text:span text:style-name="T5">also</text:span><text:span text:style-name="T8"> in the extreme, because un-/-relieved by lights and shades, and, </text:span><text:span text:style-name="T5">I judge,</text:span><text:span text:style-name="T8"> wearisome/ to those who listen./</text:span></text:p>
      <text:p text:style-name="P6"><text:span text:style-name="T8"/></text:p>
      <text:p text:style-name="P6"><text:span text:style-name="T8">[Page 5]</text:span></text:p>
      <text:p text:style-name="P6"><text:span text:style-name="T8">I confess that in some of my writings advocating uni-/-formity in the services at the Synagogues throughout/ the United States, I proposed the introduction of recitative/ in several portions now chaunted. <text:s/>Nor have I arrived/ at a different conclusion </text:span><text:span text:style-name="T5">since as that one, about</text:span><text:span text:style-name="T8"> regarding the ad-/-visabil</text:span><text:span text:style-name="T5">ity</text:span><text:span text:style-name="T8">eness of the plan. <text:s/>But I have </text:span><text:span text:style-name="T7">always</text:span><text:span text:style-name="T8"> held that poe-/-tical hymns or psalms ought to call forth a large vo-/-lume of sounds, and that in consonance with the rules of/ harmony, so that the effect may </text:span><text:soft-page-break/><text:span text:style-name="T8">be imposing and soul stir-/-ring. <text:s/>Who </text:span><text:span text:style-name="T5">can</text:span><text:span text:style-name="T8"> should attune their voices so effectively/ but a whole congregation moved by devotional sentiments?/ <text:s/>To the attendants in the house of God, belongs the indisputable right of/ uttering praises and thanksgivings, but each attendant ought to know his/ capacity or his unfitness to join loudly in the worship./ <text:s/>The President, and much less the minister, can be expected to/ approach such individuals as </text:span><text:span text:style-name="T5">persistently</text:span><text:span text:style-name="T8"> continue to disturb the/ harmony; because they are unware[sic!] of their deficiencies with a complaint. <text:s/>How-/-ever gentle the remonstrance, it might wound and offend,/ a result which our temporal director and myself would/ equally regret. <text:s/>But inasmuch as </text:span><text:span text:style-name="T5">if</text:span><text:span text:style-name="T8"> all of us are inte-/rested in upholding the dignity of this sacred receptacle/ of conservatism, we ought to study how to guard it against/ any cause for disparagement./</text:span></text:p>
      <text:p text:style-name="P6"><text:span text:style-name="T8"/></text:p>
      <text:p text:style-name="P6"><text:span text:style-name="T8">[Page 6]</text:span></text:p>
      <text:p text:style-name="P6"><text:span text:style-name="T8">We ought to check even a pious inclination forcing out/ our high notes, for the sake of exalting the worship,/ and furthering the advantage of this house we dedicated/ eighteen years ago in honor to the Eternal Lord. <text:s/>Unfortunately,/ either through </text:span><text:span text:style-name="T5">fondness for self gratification an [?] of self-importance</text:span><text:span text:style-name="T8"> shortsightedness, or through/ misjudgment we are not always so guided in our conduct./ <text:s/>And I am sorry that I must, with my usual candor,/ express disapprobation upon this score. <text:s/>The last public/ act of my Congregation was not calculated to benefit the/ cause we should have at heart. <text:s/>We absolutely/ need the means to support students, who may be/ trained </text:span><text:span text:style-name="T5">for the ministry</text:span><text:span text:style-name="T8"> as ministers to serve at the altar of the Unity. <text:s/>The Maimonides College/ </text:span><text:span text:style-name="T5">which partly</text:span><text:span text:style-name="T8"> established and </text:span><text:span text:style-name="T5">maintained</text:span><text:span text:style-name="T8"> sustained to accomplish</text:span><text:span text:style-name="T5">ed</text:span><text:span text:style-name="T8"> that end was short-lived, because/ the East failed to appreciate its unselfish working. <text:s/>Only/ a few public-spirited Philadelphians were left to bear the expense of/ its maintenance. <text:s/>The West, has shamed us by </text:span><text:span text:style-name="T5">its</text:span><text:span text:style-name="T8"> the/ formation of an admirable Union promotive of Hebrew education./ <text:s/>An institution </text:span><text:span text:style-name="T5">exists</text:span><text:span text:style-name="T8"> has been created which reckons a hundred con-/-gregations as its patrons, aside from private donors./ <text:s/>It was proposed that we </text:span><text:span text:style-name="T5">make common cause with the</text:span><text:span text:style-name="T8"> cooperate in extending its/ utility./</text:span></text:p>
      <text:p text:style-name="P6"><text:span text:style-name="T8"/></text:p>
      <text:p text:style-name="P6"><text:span text:style-name="T8">[Page 7]</text:span></text:p>
      <text:p text:style-name="P6"><text:span text:style-name="T8">I took an early opportunity to present the pros/ and cons of the proposition. <text:s/>I </text:span><text:span text:style-name="T5">advanced</text:span><text:span text:style-name="T8"> recommended caution and con-/-sideration, but </text:span><text:span text:style-name="T5">not</text:span><text:span text:style-name="T8"> I did not adorn a peremptory refusal. <text:s/>Since/ my having </text:span><text:span text:style-name="T5">so</text:span><text:span text:style-name="T8"> spoken on that topic, I received </text:span><text:span text:style-name="T5">the</text:span><text:span text:style-name="T8"> an official assurance that/ no </text:span><text:span text:style-name="T5">undue</text:span><text:span text:style-name="T8"> one-sided influence was exercised upon the minds/ of the students. <text:s/>That assurance was published/ in a Philadelphia Weekly. <text:s/>But even if no credence/ </text:span><text:span text:style-name="T5">was</text:span><text:span text:style-name="T8"> is to be put in it, we learnt that the Board of Delegates,/ in which </text:span><text:span text:style-name="T5">our</text:span><text:span text:style-name="T8"> body </text:span><text:span text:style-name="T5">is</text:span><text:span text:style-name="T8"> we are represented, had agreed to take/ proper steps for an amalgamation, </text:span><text:span text:style-name="T5">under</text:span><text:span text:style-name="T8"> upon terms/ advantageous to the East. <text:s/>That fact also was/ known to the readers of the Jewish press. <text:s/>Meanwhile/ quite a number of congregations of all shades of opi-/-nion had flowed into the Union. <text:s/>It became very/ evident that the organization would </text:span><text:span text:style-name="T5">extend</text:span><text:span text:style-name="T8"> spread far and/ wide, and that branches of the principal college must/ unavoidably be established beyond the place where it/ was first started. <text:s/>All these circumstances ought to/ have had </text:span><text:span text:style-name="T5">a</text:span><text:span text:style-name="T8"> weight upon the deliberations of my congre-/-gation. <text:s/>Had it been decided at the </text:span><text:span text:style-name="T5">genial</text:span><text:span text:style-name="T8"> last-semiannual meeting that </text:span><text:span text:style-name="T5">to spread</text:span><text:span text:style-name="T8"> for the love of religious/ learning, we were ready to </text:span><text:span text:style-name="T5">cooperate</text:span><text:span text:style-name="T8"> work in concert with all Israelites/ irrespective of their ritual tendencies, we might have gained/ some controlling </text:span><text:span text:style-name="T5">voice</text:span><text:span text:style-name="T8"> power in the general council,/</text:span></text:p>
      <text:p text:style-name="P6"><text:span text:style-name="T8"/></text:p>
      <text:p text:style-name="P6"><text:span text:style-name="T8">[Page 8]</text:span></text:p>
      <text:p text:style-name="P6"><text:span text:style-name="T8">and the demand upon our treasury would have/ been then nominal. <text:s/>Now, we have condemned our-/-selves to inactivity, for, once that the </text:span><text:span text:style-name="T5">Union</text:span><text:span text:style-name="T8"> consti-/-tution of the Union is altered,--as contemplated by the Board of/ Delegates--, </text:span><text:span text:style-name="T5">a tax would have to</text:span><text:span text:style-name="T8"> we could be entitled to a representation, unless a tax be imposed on/ each seat-holder, </text:span><text:span text:style-name="T5">to entitle us to a representation,</text:span><text:span text:style-name="T8"> and such a measure naturally unpopular/ </text:span><text:span text:style-name="T5">and that unpopular measure</text:span><text:span text:style-name="T8"> could never be enforced./ <text:s/>Had we even the pecuniary ability to </text:span><text:span text:style-name="T5">to</text:span><text:span text:style-name="T8"> cope with the/ gigantic enterprise </text:span><text:span text:style-name="T5">emanating from</text:span><text:span text:style-name="T8"> originated </text:span><text:span text:style-name="T5">[?]</text:span><text:span text:style-name="T8"> at Cincinnati, I/ could not have favored </text:span><text:soft-page-break/><text:span text:style-name="T8">exclusiveness; but shortened are/ our circumstances; we may </text:span><text:span text:style-name="T5">need</text:span><text:span text:style-name="T8"> require the help of the very/ body whose contact we have </text:span><text:span text:style-name="T5">sunn</text:span><text:span text:style-name="T8"> shunned, to raise tea-/-chers </text:span><text:span text:style-name="T5">and ministers</text:span><text:span text:style-name="T8"> in Israel in sympathy with our principles./ <text:s/>I shall not discuss here the plea of unconstitution-/-ality advanced, a plea which has worked mischief al-/-ready, and which is not very tenable, because the force of time has/ virtually rendered many a </text:span><text:span text:style-name="T5">clause</text:span><text:span text:style-name="T8"> rule </text:span><text:span text:style-name="T5">upon</text:span><text:span text:style-name="T8"> on our/ Statute-book a dead letter. <text:s/></text:span><text:span text:style-name="T5">I</text:span><text:span text:style-name="T8"> Nor do I </text:span><text:span text:style-name="T5">not</text:span><text:span text:style-name="T8"> express myself/ so freely, in order to pass my adverse structures on the conduct of my constituents; but as the eigh-/-teenth anniversary of our Synagogue came just on the heel/</text:span></text:p>
      <text:p text:style-name="P6"><text:span text:style-name="T8"/></text:p>
      <text:p text:style-name="P6"><text:span text:style-name="T8">[Page 9]</text:span></text:p>
      <text:p text:style-name="P6"><text:span text:style-name="T8">of the last public act of my congregation, I/ thought of discharging a duty by a word of/ exhortation. <text:s/>Let us shake off, my Brethren, </text:span><text:span text:style-name="T5">the</text:span><text:span text:style-name="T8"> a/ spirit of </text:span><text:span text:style-name="T5">overweening</text:span><text:span text:style-name="T8"> self-assertion; let us recognize/ merit where it dwells. <text:s/>That portion of the Jewish po-/-pulation, known by the name of "Reformers," has out-/stripped us in charitable, and in scholastic under-/takings. <text:s/>We who retain the title of Orthodox have/ in late years contributed but little to that which/ practically shows attachment to Israel and to its/ laws. <text:s/>There is something we can profitably copy/ from our coreligionists who have departed from the an-/-cient landmark. <text:s/>And we should not hesitate to become/ their coadjutors. <text:s/>Let us resolve at this solemn/ season of our Pentecost festival, which recalls an event of sin-/-gular importance to ourselves--the consecration of a/ stately edifice--that we will hence forth honor the/ Lord more than by outward worship; that we will/ bestow our thoughts, give largely of our personal activity,/ contribute with the utmost we can afford, so that/ Judaism in America may have a brodening[sic!] influence,/ a permanence and a glory. <text:s/>And so may it b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25T12:07:55.22</meta:creation-date>
    <dc:date>2012-09-25T13:26:35.77</dc:date>
    <dc:creator>Penn Libraries</dc:creator>
    <meta:editing-duration>PT00H06M3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1" meta:word-count="2051" meta:character-count="12940"/>
  </office:meta>
</office:document-meta>
</file>